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bold" officeooo:rsid="00066192" officeooo:paragraph-rsid="0006619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bold" officeooo:rsid="0007ecd5" officeooo:paragraph-rsid="0007ecd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bold" officeooo:rsid="0009e81a" officeooo:paragraph-rsid="0009e81a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bold" officeooo:rsid="0009e81a" officeooo:paragraph-rsid="000a694b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bold" officeooo:rsid="000a694b" officeooo:paragraph-rsid="000a694b"/>
    </style:style>
    <style:style style:name="T1" style:family="text">
      <style:text-properties officeooo:rsid="000a694b"/>
    </style:style>
    <style:style style:name="T2" style:family="text">
      <style:text-properties officeooo:rsid="000bd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lunos: Mateus F<text:span text:style-name="T2">e</text:span>lipe <text:span text:style-name="T1">(428968)</text:span></text:p>
      <text:p text:style-name="P5">Mateus Emanuel (427583)</text:p>
      <text:p text:style-name="P3"/>
      <text:p text:style-name="P1">============= Questão 1==================================</text:p>
      <text:p text:style-name="P1"/>
      <text:p text:style-name="P1"/>
      <text:p text:style-name="P1">import random</text:p>
      <text:p text:style-name="P1">for i in range(6):</text:p>
      <text:p text:style-name="P1"><text:s text:c="4"/>i = random.randint(0, 101)</text:p>
      <text:p text:style-name="P1"><text:s text:c="4"/>print i</text:p>
      <text:p text:style-name="P1"/>
      <text:p text:style-name="P1"/>
      <text:p text:style-name="P1"/>
      <text:p text:style-name="P1">==============Questão 2================================</text:p>
      <text:p text:style-name="P1"/>
      <text:p text:style-name="P1"/>
      <text:p text:style-name="P3">num = int(input("num: "))</text:p>
      <text:p text:style-name="P3">char = int(input("char: "))</text:p>
      <text:p text:style-name="P3"/>
      <text:p text:style-name="P3">inteiro = num</text:p>
      <text:p text:style-name="P3">resto = 0</text:p>
      <text:p text:style-name="P3">cont = 0</text:p>
      <text:p text:style-name="P3"/>
      <text:p text:style-name="P3">while inteiro != 0:</text:p>
      <text:p text:style-name="P3"><text:s text:c="4"/>resto = inteiro%10</text:p>
      <text:p text:style-name="P3"><text:s text:c="4"/>inteiro = inteiro//10</text:p>
      <text:p text:style-name="P3"><text:s text:c="4"/>if resto == char:</text:p>
      <text:p text:style-name="P3"><text:s text:c="8"/>cont = cont + 1</text:p>
      <text:p text:style-name="P3"><text:s text:c="4"/></text:p>
      <text:p text:style-name="P3">print(cont)</text:p>
      <text:p text:style-name="P1"/>
      <text:p text:style-name="P1">==============Questão 3=================================</text:p>
      <text:p text:style-name="P1"/>
      <text:p text:style-name="P1">par = 0</text:p>
      <text:p text:style-name="P1">impar = 0 </text:p>
      <text:p text:style-name="P1"/>
      <text:p text:style-name="P1">while True: </text:p>
      <text:p text:style-name="P1"><text:s text:c="4"/>palavra = raw_input()</text:p>
      <text:p text:style-name="P1"><text:s text:c="4"/>if palavra == 'parar':</text:p>
      <text:p text:style-name="P1"><text:s text:c="8"/>break</text:p>
      <text:p text:style-name="P1"><text:s text:c="4"/>elif float(palavra) % 2 == 0:</text:p>
      <text:p text:style-name="P1"><text:s text:c="8"/>par = par + float(palavra)</text:p>
      <text:p text:style-name="P1"><text:s text:c="4"/>elif float(palavra) % 2 == 1:</text:p>
      <text:p text:style-name="P1"><text:s text:c="8"/>impar = impar + float(palavra)</text:p>
      <text:p text:style-name="P1">result = par/impar <text:s text:c="2"/></text:p>
      <text:p text:style-name="P1"/>
      <text:p text:style-name="P1">print float(result)</text:p>
      <text:p text:style-name="P1"/>
      <text:p text:style-name="P1">=====================Questão 4===============================</text:p>
      <text:p text:style-name="P1"/>
      <text:p text:style-name="P1">a, b = raw_input(' ').split(" ")</text:p>
      <text:p text:style-name="P1"/>
      <text:p text:style-name="P1">cont = 0</text:p>
      <text:p text:style-name="P1">soma = 0</text:p>
      <text:p text:style-name="P1">while int(a) &gt; cont:</text:p>
      <text:p text:style-name="P1"><text:s text:c="4"/>soma = soma + int(b)</text:p>
      <text:p text:style-name="P1"><text:s text:c="4"/>cont = cont + 1</text:p>
      <text:p text:style-name="P1"><text:s text:c="4"/></text:p>
      <text:p text:style-name="P1">print soma</text:p>
      <text:p text:style-name="P1"/>
      <text:p text:style-name="P1"/>
      <text:p text:style-name="P1">==================Questão 5=============================</text:p>
      <text:p text:style-name="P3"/>
      <text:p text:style-name="P3"/>
      <text:p text:style-name="P3">n = int(raw_input('Digite um número: '))</text:p>
      <text:p text:style-name="P3">cont = 0</text:p>
      <text:p text:style-name="P3">for c in range(1, n + 1):</text:p>
      <text:p text:style-name="P3"><text:s text:c="4"/>if n % c == 0:</text:p>
      <text:p text:style-name="P3"><text:s text:c="8"/>cont = cont + 1</text:p>
      <text:p text:style-name="P3">if cont == 2:</text:p>
      <text:p text:style-name="P3"><text:soft-page-break/><text:s text:c="4"/>print('Primo')</text:p>
      <text:p text:style-name="P3">else:</text:p>
      <text:p text:style-name="P3"><text:s text:c="4"/>print('não é primo')﻿</text:p>
      <text:p text:style-name="P1"/>
      <text:p text:style-name="P2">==================Questão 6=============================</text:p>
      <text:p text:style-name="P2">n = int(raw_input())</text:p>
      <text:p text:style-name="P2">L = map(int, raw_input().split())</text:p>
      <text:p text:style-name="P2"/>
      <text:p text:style-name="P2">for i in range(0, n-1):</text:p>
      <text:p text:style-name="P2"><text:s text:c="4"/>k = i</text:p>
      <text:p text:style-name="P2"><text:s text:c="4"/>for j in range(i+1, n):</text:p>
      <text:p text:style-name="P2"><text:s text:c="8"/>if L[j] &lt; L[k]:</text:p>
      <text:p text:style-name="P2"><text:s text:c="12"/>k = j</text:p>
      <text:p text:style-name="P2"><text:s text:c="4"/>aux = L[i]</text:p>
      <text:p text:style-name="P2"><text:s text:c="4"/>L[i] = L[k]</text:p>
      <text:p text:style-name="P2"><text:s text:c="4"/>L[k] = aux</text:p>
      <text:p text:style-name="P2"/>
      <text:p text:style-name="P2">print L <text:s text:c="3"/></text:p>
      <text:p text:style-name="P2"><text:s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0:00:45.338119368</meta:creation-date>
    <dc:date>2018-06-12T00:08:17.176506878</dc:date>
    <meta:editing-duration>PT56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5" meta:word-count="215" meta:character-count="1451" meta:non-whitespace-character-count="1145"/>
  </office:meta>
</office:document-meta>
</file>